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5-10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5-07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5-04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5-01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4-10-2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4-07-2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4-04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4-01-23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3-10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3-07-1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3-04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3-01-2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2-10-1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2-07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2-04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2-01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1-10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1-07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1-04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1-01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0-10-2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0-07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0-04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20-01-17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9-10-25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9-07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9-04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9-01-23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8-10-1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8-07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8-04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8-01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7-07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7-04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7-01-10 0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5-11-07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5-07-2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5-04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5-01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4-10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4-07-10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4-04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4-01-1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4-01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3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3-01-1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2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2-07-1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2-05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2-01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1-10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1-07-1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9-04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9-01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7-04-03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7-01-0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6-10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6-07-0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6-04-1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6-01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5-10-0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5-01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4-10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4-07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4-04-2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4-01-1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3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200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8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1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9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5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4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3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2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80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9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6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5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4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3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2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7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8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7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4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62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3576</text:p>
          </table:table-cell>
          <table:table-cell office:value-type="string" calcext:value-type="string">
            <text:p>14S/03W-07DDC</text:p>
          </table:table-cell>
          <table:table-cell office:value-type="string" calcext:value-type="string">
            <text:p>195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54" meta:object-count="0"/>
    <meta:user-defined meta:name="AppVersion">3.0</meta:user-defined>
  </office:meta>
</office:document-meta>
</file>